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200000020000023800000183E9C764AD.eps" manifest:media-type=""/>
  <manifest:file-entry manifest:full-path="Pictures/20000002000002380000018104FEDE41.eps" manifest:media-type=""/>
  <manifest:file-entry manifest:full-path="Pictures/2000000200000238000001818DD5A721.eps" manifest:media-type=""/>
  <manifest:file-entry manifest:full-path="Pictures/20000002000002380000018175C7EF41.eps" manifest:media-type=""/>
  <manifest:file-entry manifest:full-path="Pictures/200000020000023800000181AF81C712.eps" manifest:media-type=""/>
  <manifest:file-entry manifest:full-path="Pictures/20000002000002380000018140101A81.eps" manifest:media-type=""/>
  <manifest:file-entry manifest:full-path="Pictures/2000000200000238000001817FA2F020.eps" manifest:media-type=""/>
  <manifest:file-entry manifest:full-path="Pictures/2000000200000238000002215876C802.eps" manifest:media-type=""/>
  <manifest:file-entry manifest:full-path="Pictures/20000002000002380000022144E92EA1.eps" manifest:media-type=""/>
  <manifest:file-entry manifest:full-path="Pictures/20000002000002380000018109F8A16A.eps" manifest:media-type=""/>
  <manifest:file-entry manifest:full-path="Pictures/200000020000023800000221B069CFE3.eps" manifest:media-type=""/>
  <manifest:file-entry manifest:full-path="Pictures/200000020000023800000181A8493CC7.eps" manifest:media-type=""/>
  <manifest:file-entry manifest:full-path="Pictures/20000002000002380000022135F0C65E.eps" manifest:media-type=""/>
  <manifest:file-entry manifest:full-path="Pictures/200000020000023800000181C8B73CDB.eps" manifest:media-type=""/>
  <manifest:file-entry manifest:full-path="Pictures/20000002000002380000022158DBA49E.eps" manifest:media-type=""/>
  <manifest:file-entry manifest:full-path="Pictures/200000020000023800000181FD817473.eps" manifest:media-type=""/>
  <manifest:file-entry manifest:full-path="Pictures/2000000200000238000002218E1A2367.eps" manifest:media-type=""/>
  <manifest:file-entry manifest:full-path="Pictures/200000020000023800000221FF4186A9.eps" manifest:media-type=""/>
  <manifest:file-entry manifest:full-path="Pictures/200000020000023800000221CDDFEF36.eps" manifest:media-type=""/>
  <manifest:file-entry manifest:full-path="Pictures/200000020000023800000221A08E426B.eps" manifest:media-type=""/>
  <manifest:file-entry manifest:full-path="Pictures/2000000200000238000002217566F0C9.eps" manifest:media-type=""/>
  <manifest:file-entry manifest:full-path="Pictures/200000020000023800000221326EBB6E.eps" manifest:media-type=""/>
  <manifest:file-entry manifest:full-path="Pictures/200000020000023800000221C556AC4E.eps" manifest:media-type=""/>
  <manifest:file-entry manifest:full-path="Pictures/200000020000023800000221E3884927.eps" manifest:media-type=""/>
  <manifest:file-entry manifest:full-path="Pictures/2000000200000238000002219262701A.eps" manifest:media-type=""/>
  <manifest:file-entry manifest:full-path="Pictures/20000002000002380000018166643716.eps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102cm" draw:marker-start-width="0.356cm" draw:marker-end-width="0.356cm" draw:fill="solid" draw:fill-color="#ffffff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7" style:family="graphic" style:parent-style-name="standard">
      <style:graphic-properties svg:stroke-width="0.102cm" draw:marker-start-width="0.356cm" draw:marker-end-width="0.356cm" draw:textarea-horizontal-align="justify" draw:textarea-vertical-align="middle" draw:auto-grow-height="fals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draw:marker-start="Arrow" draw:marker-start-width="0.279cm" draw:marker-end="Arrow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102cm" svg:stroke-color="#0000ff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width="0.152cm" draw:marker-start-width="0.432cm" draw:marker-end="Arrow" draw:marker-end-width="0.533cm" draw:fill="none" draw:textarea-vertical-align="middle" fo:padding-top="0.2cm" fo:padding-bottom="0.2cm" fo:padding-left="0.325cm" fo:padding-right="0.325cm"/>
    </style:style>
    <style:style style:name="gr14" style:family="graphic" style:parent-style-name="standard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0000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text-properties fo:font-size="18pt"/>
    </style:style>
    <style:style style:name="P5" style:family="paragraph">
      <style:text-properties fo:font-size="18pt" fo:text-shadow="1pt 1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text-properties fo:font-size="18pt" fo:font-weight="bold" style:font-weight-asian="bold" style:font-weight-complex="bold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text-properties fo:color="#ff0000" fo:font-weight="bold" style:font-weight-asian="bold" style:font-weight-complex="bold"/>
    </style:style>
    <style:style style:name="P12" style:family="paragraph"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style:text-position="sub 58%"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style:text-position="sub 58%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9" style:family="text">
      <style:text-properties fo:font-size="18pt"/>
    </style:style>
    <style:style style:name="T10" style:family="text">
      <style:text-properties fo:font-family="'Liberation Sans'" style:font-style-name="Regular" style:font-family-generic="swiss"/>
    </style:style>
    <style:style style:name="T11" style:family="text">
      <style:text-properties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2" style:family="text">
      <style:text-properties fo:font-size="18pt" fo:text-shadow="1pt 1pt"/>
    </style:style>
    <style:style style:name="T13" style:family="text">
      <style:text-properties fo:font-family="'Liberation Sans'" style:font-style-name="Regular" style:font-family-generic="swiss" fo:font-size="18pt" fo:text-shadow="1pt 1pt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4" style:family="text">
      <style:text-properties style:text-position="sub 58%" fo:font-family="'Liberation Sans'" style:font-style-name="Regular" style:font-family-generic="swiss" fo:font-size="18pt" fo:text-shadow="1pt 1pt" style:font-family-asian="'Liberation Sans'" style:font-style-name-asian="Regular" style:font-family-generic-asian="swiss" style:font-size-asian="18pt" style:font-family-complex="'Liberation Sans'" style:font-style-name-complex="Regular" style:font-family-generic-complex="swiss" style:font-size-complex="18pt"/>
    </style:style>
    <style:style style:name="T15" style:family="text">
      <style:text-properties style:text-position="super 58%" fo:font-weight="bold" style:font-weight-asian="bold" style:font-weight-complex="bold"/>
    </style:style>
    <style:style style:name="T16" style:family="text">
      <style:text-properties style:text-position="0% 100%" fo:font-weight="bold" style:font-weight-asian="bold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style:text-position="super 58%" fo:font-size="15pt" style:font-size-asian="15pt" style:font-size-complex="15pt"/>
    </style:style>
    <style:style style:name="T20" style:family="text">
      <style:text-properties style:text-position="0% 100%" fo:font-size="15pt" style:font-size-asian="15pt" style:font-size-complex="15pt"/>
    </style:style>
    <style:style style:name="T21" style:family="text">
      <style:text-properties fo:color="#ff0000"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22" style:family="text">
      <style:text-properties fo:font-family="Arial" style:font-style-name="Regular" style:font-family-generic="swiss" fo:font-weight="bold" style:font-family-asian="Arial" style:font-style-name-asian="Regular" style:font-family-generic-asian="swiss" style:font-weight-asian="bold" style:font-family-complex="Arial" style:font-style-name-complex="Regular" style:font-family-generic-complex="swiss" style:font-weight-complex="bold"/>
    </style:style>
    <style:style style:name="T23" style:family="text">
      <style:text-properties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family="Arial" style:font-style-name="Regular" style:font-family-generic="swiss" fo:font-size="24pt" fo:font-weight="bold" style:font-family-asian="Arial" style:font-style-name-asian="Regular" style:font-family-generic-asian="swiss" style:font-size-asian="24pt" style:font-weight-asian="bold" style:font-family-complex="Arial" style:font-style-name-complex="Regular" style:font-family-generic-complex="swiss" style:font-size-complex="24pt" style:font-weight-complex="bold"/>
    </style:style>
    <style:style style:name="T25" style:family="text">
      <style:text-properties fo:font-family="Arial" style:font-family-generic="roman" style:font-pitch="variable" fo:font-size="24pt" fo:font-weight="bold" style:font-family-asian="Arial" style:font-style-name-asian="Regular" style:font-family-generic-asian="swiss" style:font-size-asian="24pt" style:font-weight-asian="bold" style:font-family-complex="Arial" style:font-style-name-complex="Regular" style:font-family-generic-complex="swiss" style:font-size-complex="24pt" style:font-weight-complex="bold"/>
    </style:style>
    <style:style style:name="T26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KamLAND meeting March 2014</presentation:footer-decl>
      <presentation:date-time-decl presentation:name="dtd1" presentation:source="fixed">03/21/2014</presentation:date-time-decl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span text:style-name="T1">Neutrino direction algorithm test using KLG4</text:span>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Test criteria:</text:p>
                <text:list>
                  <text:list-item>
                    <text:p>Neutrino flavor: <text:span text:style-name="T1">ν</text:span><text:span text:style-name="T2">e</text:span></text:p>
                  </text:list-item>
                  <text:list-item>
                    <text:p>Targets: <text:span text:style-name="T3">1</text:span><text:span text:style-name="T4">H, </text:span><text:span text:style-name="T3">12</text:span><text:span text:style-name="T4">C</text:span></text:p>
                  </text:list-item>
                  <text:list-item>
                    <text:p>Energy: 100 MeV ~ 5 GeV</text:p>
                  </text:list-item>
                  <text:list-item>
                    <text:p>Fully contained event condition: &lt; 5 OD hits</text:p>
                  </text:list-item>
                  <text:list-item>
                    <text:p>No fiducial volume cut</text:p>
                  </text:list-item>
                  <text:list-item>
                    <text:p>No nhit cu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draw:style-name="gr2" draw:text-style-name="P2" draw:layer="layout" svg:width="13.97cm" svg:height="13.411cm" svg:x="14.03cm" svg:y="3.795cm">
          <draw:image xlink:href="Pictures/200000020000023800000221C556AC4E.eps" xlink:type="simple" xlink:show="embed" xlink:actuate="onLoad">
            <text:p/>
          </draw:image>
        </draw:frame>
        <draw:frame draw:style-name="gr2" draw:text-style-name="P2" draw:layer="layout" svg:width="13.97cm" svg:height="13.411cm" svg:x="0cm" svg:y="3.795cm">
          <draw:image xlink:href="Pictures/200000020000023800000221FF4186A9.eps" xlink:type="simple" xlink:show="embed" xlink:actuate="onLoad">
            <text:p/>
          </draw:image>
        </draw:frame>
        <draw:frame presentation:style-name="pr1" draw:layer="layout" svg:width="25.199cm" svg:height="3.984cm" svg:x="1.4cm" svg:y="0.598cm" presentation:class="title" presentation:user-transformed="true">
          <draw:text-box>
            <text:p>Angle deviation from true neutrino direction (<text:span text:style-name="T5">ν</text:span><text:span text:style-name="T6">e</text:span><text:span text:style-name="T5"> </text:span><text:span text:style-name="T4">100</text:span> MeV ~ 5 GeV</text:p>
          </draw:text-box>
        </draw:frame>
        <draw:frame draw:style-name="gr3" draw:text-style-name="P3" draw:layer="layout" svg:width="4.064cm" svg:height="0.962cm" svg:x="18.842cm" svg:y="5.064cm">
          <draw:text-box>
            <text:p><text:span text:style-name="T7">Target: C12</text:span></text:p>
          </draw:text-box>
        </draw:frame>
        <draw:frame draw:style-name="gr3" draw:text-style-name="P3" draw:layer="layout" svg:width="3.556cm" svg:height="0.962cm" svg:x="5.08cm" svg:y="4.943cm">
          <draw:text-box>
            <text:p><text:span text:style-name="T7">Target:H1</text:span></text:p>
          </draw:text-box>
        </draw:frame>
        <draw:frame draw:style-name="gr3" draw:layer="layout" svg:width="4.318cm" svg:height="1.673cm" svg:x="2.794cm" svg:y="17.018cm">
          <draw:text-box>
            <text:p>1<text:span text:style-name="T1">σ</text:span><text:span text:style-name="T8"> of cosine distribution</text:span></text:p>
          </draw:text-box>
        </draw:frame>
        <draw:line draw:style-name="gr4" draw:text-style-name="P2" draw:layer="layout" svg:x1="5.08cm" svg:y1="16.764cm" svg:x2="5.08cm" svg:y2="10.1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2" draw:text-style-name="P2" draw:layer="layout" svg:width="13.97cm" svg:height="13.411cm" svg:x="0cm" svg:y="3.795cm">
          <draw:image xlink:href="Pictures/2000000200000238000002215876C802.eps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100 MeV ~ 1 GeV</text:p>
          </draw:text-box>
        </draw:frame>
        <draw:frame draw:style-name="gr2" draw:text-style-name="P2" draw:layer="layout" svg:width="13.97cm" svg:height="13.411cm" svg:x="14.049cm" svg:y="3.795cm">
          <draw:image xlink:href="Pictures/200000020000023800000221A08E426B.eps" xlink:type="simple" xlink:show="embed" xlink:actuate="onLoad">
            <text:p/>
          </draw:image>
        </draw:frame>
        <draw:frame draw:style-name="gr3" draw:text-style-name="P3" draw:layer="layout" svg:width="4.064cm" svg:height="0.962cm" svg:x="18.842cm" svg:y="5.065cm">
          <draw:text-box>
            <text:p><text:span text:style-name="T7">Target: C12</text:span></text:p>
          </draw:text-box>
        </draw:frame>
        <draw:frame draw:style-name="gr3" draw:text-style-name="P3" draw:layer="layout" svg:width="3.556cm" svg:height="0.962cm" svg:x="5.08cm" svg:y="4.944cm">
          <draw:text-box>
            <text:p><text:span text:style-name="T7">Target:H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draw:frame draw:style-name="gr2" draw:text-style-name="P2" draw:layer="layout" svg:width="19.421cm" svg:height="18.635cm" svg:x="4.089cm" svg:y="1.27cm">
          <draw:image xlink:href="Pictures/200000020000023800000221E3884927.eps" xlink:type="simple" xlink:show="embed" xlink:actuate="onLoad">
            <text:p/>
          </draw:image>
        </draw:frame>
        <draw:frame draw:style-name="gr3" draw:text-style-name="P4" draw:layer="layout" svg:width="14.224cm" svg:height="0.962cm" svg:x="9.398cm" svg:y="3.381cm">
          <draw:text-box>
            <text:p><text:span text:style-name="T9">Events from Ikeda Haruo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econstructed T2K <text:span text:style-name="T10">Event</text:span><text:span text:style-name="T11"> Direction</text:span></text:p>
          </draw:text-box>
        </draw:frame>
        <draw:frame draw:style-name="gr5" draw:text-style-name="P5" draw:layer="layout" svg:width="5.02cm" svg:height="1.882cm" svg:x="21.082cm" svg:y="4.064cm">
          <draw:text-box>
            <text:p><text:span text:style-name="T12">Mono-energetic 600 MeV </text:span><text:span text:style-name="T13">ν</text:span><text:span text:style-name="T14">μ</text:span></text:p>
          </draw:text-box>
        </draw:frame>
        <draw:line draw:style-name="gr4" draw:text-style-name="P2" draw:layer="layout" svg:x1="21.082cm" svg:y1="5.688cm" svg:x2="19.05cm" svg:y2="7.97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draw:frame draw:style-name="gr2" draw:text-style-name="P2" draw:layer="layout" svg:width="10.16cm" svg:height="9.754cm" svg:x="17.84cm" svg:y="5.623cm">
          <draw:image xlink:href="Pictures/2000000200000238000002219262701A.eps" xlink:type="simple" xlink:show="embed" xlink:actuate="onLoad">
            <text:p/>
          </draw:image>
        </draw:frame>
        <draw:frame draw:style-name="gr2" draw:text-style-name="P2" draw:layer="layout" svg:width="10.16cm" svg:height="9.754cm" svg:x="8.92cm" svg:y="5.623cm">
          <draw:image xlink:href="Pictures/2000000200000238000002217566F0C9.eps" xlink:type="simple" xlink:show="embed" xlink:actuate="onLoad">
            <text:p/>
          </draw:image>
        </draw:frame>
        <draw:frame draw:style-name="gr2" draw:text-style-name="P2" draw:layer="layout" svg:width="10.16cm" svg:height="9.754cm" svg:x="0cm" svg:y="5.623cm">
          <draw:image xlink:href="Pictures/200000020000023800000221326EBB6E.eps" xlink:type="simple" xlink:show="embed" xlink:actuate="onLoad">
            <text:p/>
          </draw:image>
        </draw:frame>
        <draw:frame draw:style-name="gr3" draw:text-style-name="P3" draw:layer="layout" svg:width="4.064cm" svg:height="0.962cm" svg:x="11.942cm" svg:y="5.965cm">
          <draw:text-box>
            <text:p><text:span text:style-name="T7">Target: C12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Fiducial volume cut to improve direction fit</text:p>
          </draw:text-box>
        </draw:frame>
        <draw:frame draw:style-name="gr3" draw:text-style-name="P3" draw:layer="layout" svg:width="3.556cm" svg:height="0.962cm" svg:x="3.58cm" svg:y="5.944cm">
          <draw:text-box>
            <text:p><text:span text:style-name="T7">Target:H1</text:span></text:p>
          </draw:text-box>
        </draw:frame>
        <draw:frame draw:style-name="gr3" draw:text-style-name="P3" draw:layer="layout" svg:width="6.096cm" svg:height="0.986cm" svg:x="20.874cm" svg:y="6.072cm">
          <draw:text-box>
            <text:p text:style-name="P3"><text:span text:style-name="T7">R</text:span><text:span text:style-name="T15">3</text:span><text:span text:style-name="T16"> vs Energy</text:span></text:p>
          </draw:text-box>
        </draw:frame>
        <draw:frame draw:style-name="gr3" draw:text-style-name="P6" draw:layer="layout" svg:width="5.08cm" svg:height="0.878cm" draw:transform="rotate (1.5707963267949) translate (0.508cm 11.692cm)">
          <draw:text-box>
            <text:p text:style-name="P6"><text:span text:style-name="T17">Cosine of angle</text:span></text:p>
          </draw:text-box>
        </draw:frame>
        <draw:frame draw:style-name="gr3" draw:text-style-name="P7" draw:layer="layout" svg:width="4.318cm" svg:height="0.86cm" draw:transform="rotate (1.5707963267949) translate (18.542cm 10.922cm)">
          <draw:text-box>
            <text:p text:style-name="P7"><text:span text:style-name="T18">Radius</text:span><text:span text:style-name="T19">3</text:span><text:span text:style-name="T20"> [cm</text:span><text:span text:style-name="T19">3</text:span><text:span text:style-name="T20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 presentation:use-footer-name="ftr1" presentation:use-date-time-name="dtd1">
        <draw:frame draw:style-name="gr2" draw:text-style-name="P2" draw:layer="layout" svg:width="10.16cm" svg:height="9.754cm" svg:x="17.84cm" svg:y="5.623cm">
          <draw:image xlink:href="Pictures/2000000200000238000002218E1A2367.eps" xlink:type="simple" xlink:show="embed" xlink:actuate="onLoad">
            <text:p/>
          </draw:image>
        </draw:frame>
        <draw:frame draw:style-name="gr2" draw:text-style-name="P2" draw:layer="layout" svg:width="10.16cm" svg:height="9.754cm" svg:x="8.92cm" svg:y="5.623cm">
          <draw:image xlink:href="Pictures/200000020000023800000221CDDFEF36.eps" xlink:type="simple" xlink:show="embed" xlink:actuate="onLoad">
            <text:p/>
          </draw:image>
        </draw:frame>
        <draw:frame draw:style-name="gr2" draw:text-style-name="P2" draw:layer="layout" svg:width="10.16cm" svg:height="9.754cm" svg:x="0cm" svg:y="5.623cm">
          <draw:image xlink:href="Pictures/20000002000002380000022158DBA49E.eps" xlink:type="simple" xlink:show="embed" xlink:actuate="onLoad">
            <text:p/>
          </draw:image>
        </draw:frame>
        <draw:frame draw:style-name="gr3" draw:text-style-name="P8" draw:layer="layout" svg:width="4.064cm" svg:height="0.962cm" svg:x="11.942cm" svg:y="5.965cm">
          <draw:text-box>
            <text:p text:style-name="P4"><text:span text:style-name="T7">Target: C12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 &lt; 650 cm</text:p>
          </draw:text-box>
        </draw:frame>
        <draw:frame draw:style-name="gr3" draw:text-style-name="P8" draw:layer="layout" svg:width="3.556cm" svg:height="0.962cm" svg:x="3.58cm" svg:y="5.944cm">
          <draw:text-box>
            <text:p text:style-name="P4"><text:span text:style-name="T7">Target:H1</text:span></text:p>
          </draw:text-box>
        </draw:frame>
        <draw:frame draw:style-name="gr3" draw:text-style-name="P8" draw:layer="layout" svg:width="6.096cm" svg:height="0.986cm" svg:x="20.874cm" svg:y="6.072cm">
          <draw:text-box>
            <text:p text:style-name="P8"><text:span text:style-name="T7">R</text:span><text:span text:style-name="T15">3</text:span><text:span text:style-name="T16"> vs Energy</text:span></text:p>
          </draw:text-box>
        </draw:frame>
        <draw:frame draw:style-name="gr3" draw:text-style-name="P6" draw:layer="layout" svg:width="5.08cm" svg:height="0.878cm" draw:transform="rotate (1.5707963267949) translate (0.508cm 11.692cm)">
          <draw:text-box>
            <text:p text:style-name="P6"><text:span text:style-name="T17">Cosine of angle</text:span></text:p>
          </draw:text-box>
        </draw:frame>
        <draw:frame draw:style-name="gr3" draw:text-style-name="P7" draw:layer="layout" svg:width="4.318cm" svg:height="0.86cm" draw:transform="rotate (1.5707963267949) translate (18.542cm 10.922cm)">
          <draw:text-box>
            <text:p text:style-name="P7"><text:span text:style-name="T18">Radius</text:span><text:span text:style-name="T19">3</text:span><text:span text:style-name="T20"> [cm</text:span><text:span text:style-name="T19">3</text:span><text:span text:style-name="T20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1" presentation:use-date-time-name="dtd1">
        <draw:frame draw:style-name="gr2" draw:text-style-name="P2" draw:layer="layout" svg:width="10.16cm" svg:height="9.754cm" svg:x="17.84cm" svg:y="5.623cm">
          <draw:image xlink:href="Pictures/20000002000002380000022144E92EA1.eps" xlink:type="simple" xlink:show="embed" xlink:actuate="onLoad">
            <text:p/>
          </draw:image>
        </draw:frame>
        <draw:frame draw:style-name="gr2" draw:text-style-name="P2" draw:layer="layout" svg:width="10.16cm" svg:height="9.754cm" svg:x="8.92cm" svg:y="5.623cm">
          <draw:image xlink:href="Pictures/20000002000002380000022135F0C65E.eps" xlink:type="simple" xlink:show="embed" xlink:actuate="onLoad">
            <text:p/>
          </draw:image>
        </draw:frame>
        <draw:frame draw:style-name="gr2" draw:text-style-name="P2" draw:layer="layout" svg:width="10.16cm" svg:height="9.754cm" svg:x="0cm" svg:y="5.623cm">
          <draw:image xlink:href="Pictures/200000020000023800000221B069CFE3.eps" xlink:type="simple" xlink:show="embed" xlink:actuate="onLoad">
            <text:p/>
          </draw:image>
        </draw:frame>
        <draw:frame draw:style-name="gr3" draw:text-style-name="P8" draw:layer="layout" svg:width="4.064cm" svg:height="0.962cm" svg:x="11.942cm" svg:y="5.965cm">
          <draw:text-box>
            <text:p text:style-name="P4"><text:span text:style-name="T7">Target: C12</text:span></text:p>
          </draw:text-box>
        </draw:frame>
        <draw:frame presentation:style-name="pr1" draw:layer="layout" svg:width="25.199cm" svg:height="3.506cm" svg:x="1.4cm" svg:y="0.837cm" presentation:class="title">
          <draw:text-box>
            <text:p>R &lt; 600 cm</text:p>
          </draw:text-box>
        </draw:frame>
        <draw:frame draw:style-name="gr3" draw:text-style-name="P8" draw:layer="layout" svg:width="3.556cm" svg:height="0.962cm" svg:x="3.58cm" svg:y="5.944cm">
          <draw:text-box>
            <text:p text:style-name="P4"><text:span text:style-name="T7">Target:H1</text:span></text:p>
          </draw:text-box>
        </draw:frame>
        <draw:frame draw:style-name="gr3" draw:text-style-name="P8" draw:layer="layout" svg:width="6.096cm" svg:height="0.986cm" svg:x="20.874cm" svg:y="6.072cm">
          <draw:text-box>
            <text:p text:style-name="P8"><text:span text:style-name="T7">R</text:span><text:span text:style-name="T15">3</text:span><text:span text:style-name="T16"> vs Energy</text:span></text:p>
          </draw:text-box>
        </draw:frame>
        <draw:frame draw:style-name="gr3" draw:text-style-name="P6" draw:layer="layout" svg:width="5.08cm" svg:height="0.878cm" draw:transform="rotate (1.5707963267949) translate (0.508cm 11.692cm)">
          <draw:text-box>
            <text:p text:style-name="P6"><text:span text:style-name="T17">Cosine of angle</text:span></text:p>
          </draw:text-box>
        </draw:frame>
        <draw:frame draw:style-name="gr3" draw:text-style-name="P7" draw:layer="layout" svg:width="4.318cm" svg:height="0.86cm" draw:transform="rotate (1.5707963267949) translate (18.542cm 10.922cm)">
          <draw:text-box>
            <text:p text:style-name="P7"><text:span text:style-name="T18">Radius</text:span><text:span text:style-name="T19">3</text:span><text:span text:style-name="T20"> [cm</text:span><text:span text:style-name="T19">3</text:span><text:span text:style-name="T20">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Can we use cosmic ray muon for high energy calibration?</text:p>
          </draw:text-box>
        </draw:frame>
        <draw:frame presentation:style-name="pr5" draw:layer="layout" svg:width="24.639cm" svg:height="12.179cm" svg:x="1.4cm" svg:y="4.914cm" presentation:class="outline">
          <draw:text-box>
            <text:p text:style-name="P9">Goal:</text:p>
            <text:list text:style-name="L2">
              <text:list-item>
                <text:p text:style-name="P9">PE/cm for muon → PE/MeV</text:p>
              </text:list-item>
            </text:list>
            <text:p text:style-name="P9"/>
            <text:p text:style-name="P9">Data selection with KAT Muon Fitter criteria:</text:p>
            <text:list text:style-name="L4">
              <text:list-item>
                <text:p text:style-name="P9"><text:tab/>Badness &lt; 20</text:p>
              </text:list-item>
              <text:list-item>
                <text:p text:style-name="P9"><text:tab/>Impact parameter &lt; 50 cm</text:p>
              </text:list-item>
              <text:list-item>
                <text:p text:style-name="P9"><text:tab/>Runs 5000 ~ 5010</text:p>
              </text:list-item>
              <text:list-item>
                <text:p text:style-name="P9"><text:s text:c="3"/>204 muon events selec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1" draw:layer="layout" svg:width="25.199cm" svg:height="3.506cm" svg:x="1.4cm" svg:y="0.837cm" presentation:class="title">
          <draw:text-box>
            <text:p>Charge per muon event</text:p>
          </draw:text-box>
        </draw:frame>
        <draw:frame draw:style-name="gr2" draw:text-style-name="P2" draw:layer="layout" svg:width="20.037cm" svg:height="13.581cm" svg:x="3.982cm" svg:y="3.71cm">
          <draw:image xlink:href="Pictures/20000002000002380000018166643716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draw:frame presentation:style-name="pr4" draw:layer="layout" svg:width="25.199cm" svg:height="3.506cm" svg:x="1.4cm" svg:y="0.837cm" presentation:class="title">
          <draw:text-box>
            <text:p>PMT charge vs angle of PMT position wrt muon track mid-point</text:p>
          </draw:text-box>
        </draw:frame>
        <draw:frame draw:style-name="gr2" draw:text-style-name="P2" draw:layer="layout" svg:width="14.791cm" svg:height="10.025cm" svg:x="0.029cm" svg:y="10.922cm">
          <draw:image xlink:href="Pictures/20000002000002380000018109F8A16A.eps" xlink:type="simple" xlink:show="embed" xlink:actuate="onLoad">
            <text:p/>
          </draw:image>
        </draw:frame>
        <draw:frame draw:style-name="gr2" draw:text-style-name="P2" draw:layer="layout" svg:width="14.703cm" svg:height="9.965cm" svg:x="0.029cm" svg:y="4.064cm">
          <draw:image xlink:href="Pictures/200000020000023800000181A8493CC7.eps" xlink:type="simple" xlink:show="embed" xlink:actuate="onLoad">
            <text:p/>
          </draw:image>
        </draw:frame>
        <draw:frame draw:style-name="gr2" draw:text-style-name="P2" draw:layer="layout" svg:width="14.791cm" svg:height="10.025cm" svg:x="13.209cm" svg:y="10.922cm">
          <draw:image xlink:href="Pictures/2000000200000238000001817FA2F020.eps" xlink:type="simple" xlink:show="embed" xlink:actuate="onLoad">
            <text:p/>
          </draw:image>
        </draw:frame>
        <draw:g>
          <draw:custom-shape draw:style-name="gr6" draw:text-style-name="P2" draw:layer="layout" svg:width="4.064cm" svg:height="4.064cm" svg:x="16.764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2" draw:layer="layout" svg:width="0.819cm" svg:height="0.819cm" draw:transform="rotate (1.90013995664623) translate (18.863cm 9.813cm)">
            <text:p/>
            <draw:enhanced-geometry svg:viewBox="0 0 21600 21600" draw:type="block-arc" draw:modifiers="-140.631539363246 108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line draw:style-name="gr8" draw:text-style-name="P10" draw:layer="layout" svg:x1="22.098cm" svg:y1="6.858cm" svg:x2="17.526cm" svg:y2="11.176cm">
            <text:p/>
          </draw:line>
          <draw:frame draw:style-name="gr3" draw:text-style-name="P11" draw:layer="layout" svg:width="1.524cm" svg:height="0.962cm" svg:x="22.098cm" svg:y="5.896cm">
            <draw:text-box>
              <text:p><text:span text:style-name="T21">μ</text:span></text:p>
            </draw:text-box>
          </draw:frame>
          <draw:line draw:style-name="gr9" draw:text-style-name="P2" draw:layer="layout" svg:x1="18.796cm" svg:y1="8.382cm" svg:x2="19.558cm" svg:y2="9.144cm">
            <text:p/>
          </draw:line>
          <draw:custom-shape draw:style-name="gr10" draw:text-style-name="P2" draw:layer="layout" svg:width="0.508cm" svg:height="0.508cm" svg:x="17.056cm" svg:y="8.2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2" draw:layer="layout" svg:width="0.508cm" svg:height="0.254cm" svg:x="16.686cm" svg:y="8.358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2.032cm" svg:height="0.962cm" svg:x="14.732cm" svg:y="7.928cm">
            <draw:text-box>
              <text:p><text:span text:style-name="T7">PMT</text:span></text:p>
            </draw:text-box>
          </draw:frame>
          <draw:line draw:style-name="gr11" draw:text-style-name="P2" draw:layer="layout" svg:x1="19.558cm" svg:y1="9.144cm" svg:x2="17.564cm" svg:y2="8.636cm">
            <text:p/>
          </draw:line>
          <draw:frame draw:style-name="gr3" draw:text-style-name="P3" draw:layer="layout" svg:width="1.524cm" svg:height="0.962cm" svg:x="18.034cm" svg:y="9.144cm">
            <draw:text-box>
              <text:p><text:span text:style-name="T22">θ</text:span></text:p>
            </draw:text-box>
          </draw:frame>
          <draw:frame draw:style-name="gr3" draw:layer="layout" svg:width="3.556cm" svg:height="1.673cm" svg:x="19.304cm" svg:y="4.572cm">
            <draw:text-box>
              <text:p>Impact parameter</text:p>
            </draw:text-box>
          </draw:frame>
          <draw:line draw:style-name="gr12" draw:text-style-name="P2" draw:layer="layout" svg:x1="20.574cm" svg:y1="6.245cm" svg:x2="19.304cm" svg:y2="8.636cm">
            <text:p/>
          </draw:line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1" draw:layer="layout" svg:width="25.199cm" svg:height="3.506cm" svg:x="1.4cm" svg:y="0.837cm" presentation:class="title" presentation:user-transformed="true">
          <draw:text-box>
            <text:p>Overlayed all 204 events</text:p>
          </draw:text-box>
        </draw:frame>
        <draw:frame draw:style-name="gr2" draw:text-style-name="P2" draw:layer="layout" svg:width="20.037cm" svg:height="13.581cm" svg:x="3.982cm" svg:y="3.71cm">
          <draw:image xlink:href="Pictures/20000002000002380000018140101A81.eps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>
        <draw:frame draw:style-name="gr2" draw:text-style-name="P2" draw:layer="layout" svg:width="14.416cm" svg:height="9.771cm" svg:x="13.584cm" svg:y="11.176cm">
          <draw:image xlink:href="Pictures/200000020000023800000181C8B73CDB.eps" xlink:type="simple" xlink:show="embed" xlink:actuate="onLoad">
            <text:p/>
          </draw:image>
        </draw:frame>
        <draw:frame draw:style-name="gr2" draw:text-style-name="P2" draw:layer="layout" svg:width="14.24cm" svg:height="9.652cm" svg:x="13.671cm" svg:y="3.418cm">
          <draw:image xlink:href="Pictures/20000002000002380000018175C7EF41.eps" xlink:type="simple" xlink:show="embed" xlink:actuate="onLoad">
            <text:p/>
          </draw:image>
        </draw:frame>
        <draw:frame draw:style-name="gr2" draw:text-style-name="P2" draw:layer="layout" svg:width="14.041cm" svg:height="9.517cm" svg:x="0.029cm" svg:y="11.43cm">
          <draw:image xlink:href="Pictures/2000000200000238000001818DD5A721.eps" xlink:type="simple" xlink:show="embed" xlink:actuate="onLoad">
            <text:p/>
          </draw:image>
        </draw:frame>
        <draw:frame draw:style-name="gr2" draw:text-style-name="P2" draw:layer="layout" svg:width="14.041cm" svg:height="9.517cm" svg:x="0.029cm" svg:y="3.499cm">
          <draw:image xlink:href="Pictures/200000020000023800000181FD817473.eps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PMT first hit time vs angle of PMT position wrt muon track mid-point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draw:frame draw:style-name="gr2" draw:text-style-name="P2" draw:layer="layout" svg:width="20.037cm" svg:height="13.581cm" svg:x="3.982cm" svg:y="3.71cm">
          <draw:image xlink:href="Pictures/20000002000002380000018104FEDE41.eps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verlayed all 204 events</text:p>
          </draw:text-box>
        </draw:frame>
        <draw:line draw:style-name="gr13" draw:text-style-name="P2" draw:layer="layout" svg:x1="10.252cm" svg:y1="15.21cm" svg:x2="10.252cm" svg:y2="11.908cm">
          <text:p/>
        </draw:line>
        <draw:frame draw:style-name="gr14" draw:text-style-name="P3" draw:layer="layout" svg:width="9.652cm" svg:height="1.775cm" svg:x="5.434cm" svg:y="15.272cm">
          <draw:text-box>
            <text:p><text:span text:style-name="T7">PMT prepulsing 30~50 ns before majority of first hi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draw:frame draw:style-name="gr2" draw:text-style-name="P2" draw:layer="layout" svg:width="20.037cm" svg:height="13.581cm" svg:x="3.982cm" svg:y="3.71cm">
          <draw:image xlink:href="Pictures/200000020000023800000181AF81C712.eps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3<text:span text:style-name="T1">σ</text:span><text:span text:style-name="T8"> cut wrt average of first hits of neighbor PMTs within 200cm </text:span></text:p>
          </draw:text-box>
        </draw:frame>
        <draw:line draw:style-name="gr4" draw:text-style-name="P2" draw:layer="layout" svg:x1="22.352cm" svg:y1="7.874cm" svg:x2="18.034cm" svg:y2="10.922cm">
          <text:p/>
        </draw:line>
        <draw:frame draw:style-name="gr14" draw:text-style-name="P3" draw:layer="layout" svg:width="4.572cm" svg:height="2.51cm" svg:x="22.36cm" svg:y="6.596cm">
          <draw:text-box>
            <text:p><text:span text:style-name="T7">Fit to 4</text:span><text:span text:style-name="T15">th</text:span><text:span text:style-name="T7"> order polynomial</text:span></text:p>
          </draw:text-box>
        </draw:frame>
        <draw:frame draw:style-name="gr14" draw:text-style-name="P12" draw:layer="layout" svg:width="23.368cm" svg:height="3.185cm" svg:x="2.286cm" svg:y="16.656cm">
          <draw:text-box>
            <text:p><text:span text:style-name="T23">Time difference between entry/exit points: </text:span><text:span text:style-name="T24">Δ</text:span><text:span text:style-name="T25">t = 39.4 ns</text:span></text:p>
            <text:p><text:span text:style-name="T25">Muon speed = 2*8.5m / </text:span><text:span text:style-name="T24">Δ</text:span><text:span text:style-name="T25">t = 4.3e8 m/s</text:span></text:p>
            <text:p><text:span text:style-name="T25">Unfortunately, faster than light in vacuum by 43%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draw:frame draw:style-name="gr2" draw:text-style-name="P2" draw:layer="layout" svg:width="20.037cm" svg:height="13.652cm" svg:x="3.982cm" svg:y="3.674cm">
          <draw:image xlink:href="Pictures/200000020000023800000183E9C764AD.eps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KLG4 <text:span text:style-name="T1">μ</text:span> stopping power in KamLAND LS</text:p>
          </draw:text-box>
        </draw:frame>
        <draw:line draw:style-name="gr15" draw:text-style-name="P2" draw:layer="layout" svg:x1="8.382cm" svg:y1="17.78cm" svg:x2="12.7cm" svg:y2="14.224cm">
          <text:p/>
        </draw:line>
        <draw:frame draw:style-name="gr3" draw:text-style-name="P13" draw:layer="layout" svg:width="9.652cm" svg:height="1.987cm" svg:x="3.556cm" svg:y="17.78cm">
          <draw:text-box>
            <text:p><text:span text:style-name="T26">Is it supposed to be this fla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0T16:33:57</meta:creation-date>
    <dc:date>2014-04-14T14:25:19</dc:date>
    <meta:editing-duration>PT2H36M42S</meta:editing-duration>
    <meta:editing-cycles>29</meta:editing-cycles>
    <meta:generator>LibreOffice/3.6$Linux_X86_64 LibreOffice_project/360m1$Build-2</meta:generator>
    <meta:document-statistic meta:object-count="138"/>
  </office:meta>
</office:document-meta>
</file>